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3in"/>
    </style:style>
    <style:style style:name="Table2.B" style:family="table-column">
      <style:table-column-properties style:column-width="3.92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7681in"/>
    </style:style>
    <style:style style:name="Table2.6" style:family="table-row">
      <style:table-row-properties style:min-row-height="0.5625in"/>
    </style:style>
    <style:style style:name="Table2.20" style:family="table-row">
      <style:table-row-properties style:min-row-height="0.9424in"/>
    </style:style>
    <style:style style:name="Table2.21" style:family="table-row">
      <style:table-row-properties style:min-row-height="0.9361in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3.4375in"/>
    </style:style>
    <style:style style:name="Table3.B" style:family="table-column">
      <style:table-column-properties style:column-width="3.48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none" officeooo:rsid="00111c13" officeooo:paragraph-rsid="00111c13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11aa9f" officeooo:paragraph-rsid="0011aa9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11aa9f" officeooo:paragraph-rsid="006674fe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2884d9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67be6f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68d229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3ae250" officeooo:paragraph-rsid="0067be6f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officeooo:rsid="0020f5a3" officeooo:paragraph-rsid="0069df24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officeooo:rsid="0020f5a3" officeooo:paragraph-rsid="00724486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234750" officeooo:paragraph-rsid="0069df24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officeooo:rsid="00270c26" officeooo:paragraph-rsid="0069df24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officeooo:rsid="002962a0" officeooo:paragraph-rsid="002e9ce9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officeooo:rsid="002962a0" officeooo:paragraph-rsid="0069df24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officeooo:rsid="001c7825" officeooo:paragraph-rsid="0068073e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officeooo:rsid="0016deb4" officeooo:paragraph-rsid="0067be6f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officeooo:rsid="001a3688" officeooo:paragraph-rsid="0067be6f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officeooo:rsid="002f0576" officeooo:paragraph-rsid="0068073e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officeooo:rsid="001d7038" officeooo:paragraph-rsid="0067be6f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officeooo:rsid="002e9ce9" officeooo:paragraph-rsid="0069df24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officeooo:rsid="00724486" officeooo:paragraph-rsid="00724486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officeooo:rsid="00a18fdc" officeooo:paragraph-rsid="00a18fdc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officeooo:rsid="00a38e8b" officeooo:paragraph-rsid="0069df24" style:font-size-asian="12.25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1aa9f" officeooo:paragraph-rsid="0011aa9f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3babd" officeooo:paragraph-rsid="0013babd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bold" officeooo:rsid="00111c13" officeooo:paragraph-rsid="00111c13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2b6ec" officeooo:paragraph-rsid="0052b6ec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65c0e8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33ec2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7df66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8af1e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bb09e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822267" officeooo:paragraph-rsid="00833ec2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8c758" officeooo:paragraph-rsid="008bb09e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8c758" officeooo:paragraph-rsid="0087df66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43b482" officeooo:paragraph-rsid="0065c0e8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27ff07" officeooo:paragraph-rsid="0058c758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22267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33ec2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language="ru" fo:country="RU" officeooo:paragraph-rsid="0065c0e8" style:font-size-asian="14pt" style:font-size-complex="14pt"/>
    </style:style>
    <style:style style:name="P40" style:family="paragraph" style:parent-style-name="Standard">
      <style:text-properties fo:font-size="14pt" fo:language="ru" fo:country="RU" officeooo:paragraph-rsid="0088af1e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8ab904" officeooo:paragraph-rsid="0065c0e8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8ab904" officeooo:paragraph-rsid="0088af1e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11d93a" officeooo:paragraph-rsid="0065c0e8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11d93a" officeooo:paragraph-rsid="0088af1e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65c0e8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88af1e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65c0e8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833ec2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88af1e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weight="normal" officeooo:rsid="0043b482" officeooo:paragraph-rsid="0065c0e8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weight="normal" officeooo:rsid="0043b482" officeooo:paragraph-rsid="0088af1e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weight="normal" officeooo:rsid="0078af64" officeooo:paragraph-rsid="0065c0e8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fo:font-weight="normal" officeooo:rsid="0078af64" officeooo:paragraph-rsid="0088af1e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officeooo:paragraph-rsid="0065c0e8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fo:font-size="14pt" officeooo:paragraph-rsid="0088af1e" style:font-size-asian="14pt" style:font-size-complex="14pt"/>
    </style:style>
    <style:style style:name="P5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11c13" officeooo:paragraph-rsid="00111c13" style:font-size-asian="18pt" style:font-size-complex="18pt"/>
    </style:style>
    <style:style style:name="P57" style:family="paragraph" style:parent-style-name="Standard">
      <style:paragraph-properties fo:text-align="start" style:justify-single-word="false"/>
      <style:text-properties officeooo:rsid="0016deb4" officeooo:paragraph-rsid="0067be6f"/>
    </style:style>
    <style:style style:name="P58" style:family="paragraph" style:parent-style-name="Standard">
      <style:paragraph-properties fo:text-align="start" style:justify-single-word="false"/>
      <style:text-properties officeooo:rsid="001a3688" officeooo:paragraph-rsid="0067be6f"/>
    </style:style>
    <style:style style:name="P59" style:family="paragraph" style:parent-style-name="Standard">
      <style:paragraph-properties fo:text-align="start" style:justify-single-word="false"/>
      <style:text-properties officeooo:rsid="001c7825" officeooo:paragraph-rsid="0067be6f"/>
    </style:style>
    <style:style style:name="P60" style:family="paragraph" style:parent-style-name="Standard">
      <style:paragraph-properties fo:text-align="start" style:justify-single-word="false"/>
      <style:text-properties officeooo:rsid="001c7825" officeooo:paragraph-rsid="0068073e"/>
    </style:style>
    <style:style style:name="P61" style:family="paragraph" style:parent-style-name="Standard">
      <style:paragraph-properties fo:text-align="start" style:justify-single-word="false"/>
      <style:text-properties officeooo:rsid="001c7825" officeooo:paragraph-rsid="0068d229"/>
    </style:style>
    <style:style style:name="P62" style:family="paragraph" style:parent-style-name="Standard">
      <style:paragraph-properties fo:text-align="start" style:justify-single-word="false"/>
      <style:text-properties officeooo:rsid="003ae250" officeooo:paragraph-rsid="0067be6f"/>
    </style:style>
    <style:style style:name="P63" style:family="paragraph" style:parent-style-name="Standard">
      <style:paragraph-properties fo:text-align="start" style:justify-single-word="false"/>
      <style:text-properties officeooo:rsid="003ae250" officeooo:paragraph-rsid="0068d229"/>
    </style:style>
    <style:style style:name="P64" style:family="paragraph" style:parent-style-name="Standard">
      <style:paragraph-properties fo:text-align="start" style:justify-single-word="false"/>
      <style:text-properties officeooo:rsid="001d7038" officeooo:paragraph-rsid="0068d229"/>
    </style:style>
    <style:style style:name="P65" style:family="paragraph" style:parent-style-name="Standard">
      <style:paragraph-properties fo:text-align="start" style:justify-single-word="false"/>
      <style:text-properties officeooo:rsid="00270c26" officeooo:paragraph-rsid="0067be6f"/>
    </style:style>
    <style:style style:name="P66" style:family="paragraph" style:parent-style-name="Standard">
      <style:paragraph-properties fo:text-align="start" style:justify-single-word="false"/>
      <style:text-properties officeooo:rsid="00270c26" officeooo:paragraph-rsid="0068d229"/>
    </style:style>
    <style:style style:name="P67" style:family="paragraph" style:parent-style-name="Standard">
      <style:paragraph-properties fo:text-align="start" style:justify-single-word="false"/>
      <style:text-properties officeooo:rsid="0060270c" officeooo:paragraph-rsid="0067be6f"/>
    </style:style>
    <style:style style:name="P68" style:family="paragraph" style:parent-style-name="Standard">
      <style:paragraph-properties fo:text-align="start" style:justify-single-word="false"/>
      <style:text-properties officeooo:rsid="0060270c" officeooo:paragraph-rsid="0068d229"/>
    </style:style>
    <style:style style:name="P69" style:family="paragraph" style:parent-style-name="Standard">
      <style:paragraph-properties fo:text-align="start" style:justify-single-word="false"/>
      <style:text-properties officeooo:rsid="0038a1dd" officeooo:paragraph-rsid="0067be6f"/>
    </style:style>
    <style:style style:name="P70" style:family="paragraph" style:parent-style-name="Standard">
      <style:paragraph-properties fo:text-align="start" style:justify-single-word="false"/>
      <style:text-properties officeooo:rsid="0038a1dd" officeooo:paragraph-rsid="0068d229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none" officeooo:rsid="0011aa9f" officeooo:paragraph-rsid="0011aa9f" style:font-size-asian="12.25pt" style:font-size-complex="14pt"/>
    </style:style>
    <style:style style:name="P72" style:family="paragraph" style:parent-style-name="Standard">
      <style:paragraph-properties fo:text-align="start" style:justify-single-word="false" fo:break-before="page"/>
      <style:text-properties fo:font-size="14pt" style:text-underline-style="none" officeooo:rsid="0038a1dd" officeooo:paragraph-rsid="0069df24" style:font-size-asian="12.25pt" style:font-size-complex="14pt"/>
    </style:style>
    <style:style style:name="P73" style:family="paragraph" style:parent-style-name="Standard_20__28_user_29_">
      <style:text-properties fo:font-size="14pt" officeooo:paragraph-rsid="0065c0e8" style:font-size-asian="14pt" style:font-size-complex="14pt"/>
    </style:style>
    <style:style style:name="P74" style:family="paragraph" style:parent-style-name="Standard_20__28_user_29_">
      <style:text-properties fo:font-size="14pt" officeooo:paragraph-rsid="0088af1e" style:font-size-asian="14pt" style:font-size-complex="14pt"/>
    </style:style>
    <style:style style:name="P75" style:family="paragraph" style:parent-style-name="Standard_20__28_user_29_">
      <style:text-properties fo:font-size="14pt" fo:language="ru" fo:country="RU" officeooo:paragraph-rsid="0065c0e8" style:font-size-asian="14pt" style:font-size-complex="14pt"/>
    </style:style>
    <style:style style:name="P76" style:family="paragraph" style:parent-style-name="Standard_20__28_user_29_">
      <style:text-properties fo:font-size="14pt" fo:language="ru" fo:country="RU" officeooo:paragraph-rsid="0088af1e" style:font-size-asian="14pt" style:font-size-complex="14pt"/>
    </style:style>
    <style:style style:name="P77" style:family="paragraph" style:parent-style-name="Standard_20__28_user_29_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8af1e" style:font-size-asian="14pt" style:font-weight-asian="normal" style:font-size-complex="14pt" style:font-weight-complex="normal"/>
    </style:style>
    <style:style style:name="P78" style:family="paragraph" style:parent-style-name="Standard_20__28_user_29_">
      <style:paragraph-properties fo:text-align="start" style:justify-single-word="false"/>
      <style:text-properties fo:font-size="14pt" fo:font-weight="normal" officeooo:rsid="000bdce4" officeooo:paragraph-rsid="0065c0e8" style:font-size-asian="14pt" style:font-weight-asian="normal" style:font-size-complex="14pt" style:font-weight-complex="normal"/>
    </style:style>
    <style:style style:name="P79" style:family="paragraph" style:parent-style-name="Standard_20__28_user_29_">
      <style:paragraph-properties fo:text-align="start" style:justify-single-word="false"/>
      <style:text-properties fo:font-size="14pt" fo:font-weight="normal" officeooo:rsid="000bdce4" officeooo:paragraph-rsid="0088af1e" style:font-size-asian="14pt" style:font-weight-asian="normal" style:font-size-complex="14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fo:font-size="14pt" officeooo:rsid="006674fe" officeooo:paragraph-rsid="006674fe" style:font-size-asian="12.25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4pt" officeooo:rsid="0069df24" officeooo:paragraph-rsid="0069df24" style:font-size-asian="12.25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fo:font-size="14pt" officeooo:rsid="0067be6f" officeooo:paragraph-rsid="0067be6f" style:font-size-asian="14pt" style:font-size-complex="14pt"/>
    </style:style>
    <style:style style:name="P83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1aa9f" officeooo:paragraph-rsid="00135f94" style:font-size-asian="12.25pt" style:font-weight-asian="normal" style:font-size-complex="14pt" style:font-weight-complex="normal"/>
    </style:style>
    <style:style style:name="P84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35f94" officeooo:paragraph-rsid="00135f94" style:font-size-asian="12.25pt" style:font-weight-asian="normal" style:font-size-complex="14pt" style:font-weight-complex="normal"/>
    </style:style>
    <style:style style:name="P85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35f94" officeooo:paragraph-rsid="0013babd" style:font-size-asian="12.25pt" style:font-weight-asian="normal" style:font-size-complex="14pt" style:font-weight-complex="normal"/>
    </style:style>
    <style:style style:name="P86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6b7a76" officeooo:paragraph-rsid="006b7a76" style:font-size-asian="12.25pt" style:font-weight-asian="normal" style:font-size-complex="14pt" style:font-weight-complex="normal"/>
    </style:style>
    <style:style style:name="P87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7e6453" officeooo:paragraph-rsid="007e6453" style:font-size-asian="12.25pt" style:font-weight-asian="normal" style:font-size-complex="14pt" style:font-weight-complex="normal"/>
    </style:style>
    <style:style style:name="P88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936024" officeooo:paragraph-rsid="00936024" style:font-size-asian="12.25pt" style:font-weight-asian="normal" style:font-size-complex="14pt" style:font-weight-complex="normal"/>
    </style:style>
    <style:style style:name="P89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5e5cf8" style:font-size-asian="12.25pt" style:font-weight-asian="normal" style:font-size-complex="14pt" style:font-weight-complex="normal"/>
    </style:style>
    <style:style style:name="P90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247fab" style:font-size-asian="12.25pt" style:font-weight-asian="normal" style:font-size-complex="14pt" style:font-weight-complex="normal"/>
    </style:style>
    <style:style style:name="P91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6e1c5e" style:font-size-asian="12.25pt" style:font-weight-asian="normal" style:font-size-complex="14pt" style:font-weight-complex="normal"/>
    </style:style>
    <style:style style:name="P92" style:family="paragraph" style:parent-style-name="Standard" style:list-style-name="L7">
      <style:paragraph-properties fo:text-align="start" style:justify-single-word="false"/>
      <style:text-properties fo:font-size="14pt" style:text-underline-style="none" fo:font-weight="normal" officeooo:rsid="00247fab" officeooo:paragraph-rsid="00759f48" style:font-size-asian="12.25pt" style:font-weight-asian="normal" style:font-size-complex="14pt" style:font-weight-complex="normal"/>
    </style:style>
    <style:style style:name="P93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38a1dd" officeooo:paragraph-rsid="0038a1dd" style:font-size-asian="12.25pt" style:font-weight-asian="normal" style:font-size-complex="14pt" style:font-weight-complex="normal"/>
    </style:style>
    <style:style style:name="P94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b4c" officeooo:paragraph-rsid="0052bb4c" style:font-size-asian="12.25pt" style:font-weight-asian="normal" style:font-size-complex="14pt" style:font-weight-complex="normal"/>
    </style:style>
    <style:style style:name="P95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b4c" officeooo:paragraph-rsid="00547f83" style:font-size-asian="12.25pt" style:font-weight-asian="normal" style:font-size-complex="14pt" style:font-weight-complex="normal"/>
    </style:style>
    <style:style style:name="P96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93fac1" officeooo:paragraph-rsid="0093fac1" style:font-size-asian="12.25pt" style:font-weight-asian="normal" style:font-size-complex="14pt" style:font-weight-complex="normal"/>
    </style:style>
    <style:style style:name="P97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7ceedf" officeooo:paragraph-rsid="007ceedf" style:font-size-asian="12.25pt" style:font-weight-asian="normal" style:font-size-complex="14pt" style:font-weight-complex="normal"/>
    </style:style>
    <style:style style:name="P98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e5cf8" officeooo:paragraph-rsid="005e5cf8" style:font-size-asian="12.25pt" style:font-weight-asian="normal" style:font-size-complex="14pt" style:font-weight-complex="normal"/>
    </style:style>
    <style:style style:name="P99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e5cf8" officeooo:paragraph-rsid="0088af1e" style:font-size-asian="12.25pt" style:font-weight-asian="normal" style:font-size-complex="14pt" style:font-weight-complex="normal"/>
    </style:style>
    <style:style style:name="P100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81c746" style:font-size-asian="12.25pt" style:font-weight-asian="normal" style:font-size-complex="14pt" style:font-weight-complex="normal"/>
    </style:style>
    <style:style style:name="P101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5e5cf8" style:font-size-asian="12.25pt" style:font-weight-asian="normal" style:font-size-complex="14pt" style:font-weight-complex="normal"/>
    </style:style>
    <style:style style:name="P102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518cf6" style:font-size-asian="12.25pt" style:font-weight-asian="normal" style:font-size-complex="14pt" style:font-weight-complex="normal"/>
    </style:style>
    <style:style style:name="P103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0c36d" officeooo:paragraph-rsid="0050c36d" style:font-size-asian="12.25pt" style:font-weight-asian="normal" style:font-size-complex="14pt" style:font-weight-complex="normal"/>
    </style:style>
    <style:style style:name="P104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18cf6" officeooo:paragraph-rsid="005e5cf8" style:font-size-asian="12.25pt" style:font-weight-asian="normal" style:font-size-complex="14pt" style:font-weight-complex="normal"/>
    </style:style>
    <style:style style:name="P105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60270c" officeooo:paragraph-rsid="0060270c" style:font-size-asian="12.25pt" style:font-weight-asian="normal" style:font-size-complex="14pt" style:font-weight-complex="normal"/>
    </style:style>
    <style:style style:name="P106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8e8a1c" officeooo:paragraph-rsid="008e8a1c" style:font-size-asian="12.25pt" style:font-weight-asian="normal" style:font-size-complex="14pt" style:font-weight-complex="normal"/>
    </style:style>
    <style:style style:name="P107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57ac63" officeooo:paragraph-rsid="0057ac63" style:font-size-asian="12.25pt" style:font-weight-asian="normal" style:font-size-complex="14pt" style:font-weight-complex="normal"/>
    </style:style>
    <style:style style:name="P108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822267" officeooo:paragraph-rsid="00822267" style:font-size-asian="12.25pt" style:font-weight-asian="normal" style:font-size-complex="14pt" style:font-weight-complex="normal"/>
    </style:style>
    <style:style style:name="P109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858e38" officeooo:paragraph-rsid="00858e38" style:font-size-asian="12.25pt" style:font-weight-asian="normal" style:font-size-complex="14pt" style:font-weight-complex="normal"/>
    </style:style>
    <style:style style:name="P110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8d5aeb" officeooo:paragraph-rsid="008d5aeb" style:font-size-asian="12.25pt" style:font-weight-asian="normal" style:font-size-complex="14pt" style:font-weight-complex="normal"/>
    </style:style>
    <style:style style:name="P111" style:family="paragraph" style:parent-style-name="Standard" style:list-style-name="L3">
      <style:paragraph-properties fo:text-align="start" style:justify-single-word="false"/>
      <style:text-properties fo:font-size="14pt" style:text-underline-style="none" officeooo:rsid="0011aa9f" officeooo:paragraph-rsid="0011aa9f" style:font-size-asian="12.25pt" style:font-size-complex="14pt"/>
    </style:style>
    <style:style style:name="P112" style:family="paragraph" style:parent-style-name="Standard" style:list-style-name="L4">
      <style:paragraph-properties fo:text-align="start" style:justify-single-word="false"/>
      <style:text-properties fo:font-size="14pt" style:text-underline-style="none" officeooo:rsid="0067be6f" officeooo:paragraph-rsid="0013babd" style:font-size-asian="12.25pt" style:font-size-complex="14pt"/>
    </style:style>
    <style:style style:name="P113" style:family="paragraph" style:parent-style-name="Standard" style:list-style-name="L4">
      <style:paragraph-properties fo:text-align="start" style:justify-single-word="false"/>
      <style:text-properties fo:font-size="14pt" style:text-underline-style="none" officeooo:rsid="0016deb4" officeooo:paragraph-rsid="0013babd" style:font-size-asian="12.25pt" style:font-size-complex="14pt"/>
    </style:style>
    <style:style style:name="P114" style:family="paragraph" style:parent-style-name="Standard" style:list-style-name="L4">
      <style:paragraph-properties fo:text-align="start" style:justify-single-word="false"/>
      <style:text-properties fo:font-size="14pt" style:text-underline-style="none" officeooo:rsid="001eb5bf" officeooo:paragraph-rsid="001eb5bf" style:font-size-asian="12.25pt" style:font-size-complex="14pt"/>
    </style:style>
    <style:style style:name="P115" style:family="paragraph" style:parent-style-name="Standard" style:list-style-name="L5">
      <style:paragraph-properties fo:text-align="start" style:justify-single-word="false"/>
      <style:text-properties fo:font-size="14pt" style:text-underline-style="none" officeooo:rsid="00270c26" officeooo:paragraph-rsid="002f0576" style:font-size-asian="12.25pt" style:font-size-complex="14pt"/>
    </style:style>
    <style:style style:name="P116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111c13" officeooo:paragraph-rsid="00111c13" style:font-size-asian="12.25pt" style:font-weight-asian="bold" style:font-size-complex="14pt" style:font-weight-complex="bold"/>
    </style:style>
    <style:style style:name="P117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11aa9f" officeooo:paragraph-rsid="00247fab" style:font-size-asian="12.25pt" style:font-weight-asian="bold" style:font-size-complex="14pt" style:font-weight-complex="bold"/>
    </style:style>
    <style:style style:name="P118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247fab" officeooo:paragraph-rsid="00247fab" style:font-size-asian="12.25pt" style:font-weight-asian="bold" style:font-size-complex="14pt" style:font-weight-complex="bold"/>
    </style:style>
    <style:style style:name="P119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247fab" officeooo:paragraph-rsid="004427c9" style:font-size-asian="12.25pt" style:font-weight-asian="bold" style:font-size-complex="14pt" style:font-weight-complex="bold"/>
    </style:style>
    <style:style style:name="P120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24d512" officeooo:paragraph-rsid="0024d512" style:font-size-asian="12.25pt" style:font-weight-asian="bold" style:font-size-complex="14pt" style:font-weight-complex="bold"/>
    </style:style>
    <style:style style:name="P121" style:family="paragraph" style:parent-style-name="Standard" style:list-style-name="L4">
      <style:paragraph-properties fo:text-align="start" style:justify-single-word="false"/>
      <style:text-properties officeooo:rsid="0013babd" officeooo:paragraph-rsid="0013babd"/>
    </style:style>
    <style:style style:name="P122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5c5230" style:font-size-asian="12.25pt" style:font-weight-asian="normal" style:font-size-complex="14pt" style:font-weight-complex="normal"/>
    </style:style>
    <style:style style:name="P123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cba17" style:font-size-asian="12.25pt" style:font-weight-asian="normal" style:font-size-complex="14pt" style:font-weight-complex="normal"/>
    </style:style>
    <style:style style:name="P124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ed4cf" style:font-size-asian="12.25pt" style:font-weight-asian="normal" style:font-size-complex="14pt" style:font-weight-complex="normal"/>
    </style:style>
    <style:style style:name="P125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07d2c" style:font-size-asian="12.25pt" style:font-weight-asian="normal" style:font-size-complex="14pt" style:font-weight-complex="normal"/>
    </style:style>
    <style:style style:name="P126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e1c5e" style:font-size-asian="12.25pt" style:font-weight-asian="normal" style:font-size-complex="14pt" style:font-weight-complex="normal"/>
    </style:style>
    <style:style style:name="P127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24486" style:font-size-asian="12.25pt" style:font-weight-asian="normal" style:font-size-complex="14pt" style:font-weight-complex="normal"/>
    </style:style>
    <style:style style:name="P128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59f48" style:font-size-asian="12.25pt" style:font-weight-asian="normal" style:font-size-complex="14pt" style:font-weight-complex="normal"/>
    </style:style>
    <style:style style:name="P129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a18fdc" style:font-size-asian="12.25pt" style:font-weight-asian="normal" style:font-size-complex="14pt" style:font-weight-complex="normal"/>
    </style:style>
    <style:style style:name="P130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7990e" style:font-size-asian="12.25pt" style:font-weight-asian="normal" style:font-size-complex="14pt" style:font-weight-complex="normal"/>
    </style:style>
    <style:style style:name="P131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8a2a6" style:font-size-asian="12.25pt" style:font-weight-asian="normal" style:font-size-complex="14pt" style:font-weight-complex="normal"/>
    </style:style>
    <style:style style:name="P132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78b12d" officeooo:paragraph-rsid="0078b12d" style:font-size-asian="12.25pt" style:font-weight-asian="normal" style:font-size-complex="14pt" style:font-weight-complex="normal"/>
    </style:style>
    <style:style style:name="P133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804cc2" officeooo:paragraph-rsid="00804cc2" style:font-size-asian="12.25pt" style:font-weight-asian="normal" style:font-size-complex="14pt" style:font-weight-complex="normal"/>
    </style:style>
    <style:style style:name="P134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93fac1" officeooo:paragraph-rsid="0093fac1" style:font-size-asian="12.25pt" style:font-weight-asian="normal" style:font-size-complex="14pt" style:font-weight-complex="normal"/>
    </style:style>
    <style:style style:name="P135" style:family="paragraph" style:parent-style-name="Standard" style:list-style-name="L7">
      <style:paragraph-properties fo:text-align="start" style:justify-single-word="false"/>
      <style:text-properties officeooo:paragraph-rsid="005c5230"/>
    </style:style>
    <style:style style:name="P136" style:family="paragraph" style:parent-style-name="Standard" style:list-style-name="L7">
      <style:paragraph-properties fo:text-align="start" style:justify-single-word="false"/>
      <style:text-properties officeooo:paragraph-rsid="006e1c5e"/>
    </style:style>
    <style:style style:name="P137" style:family="paragraph" style:parent-style-name="Standard" style:list-style-name="L6">
      <style:paragraph-properties fo:text-align="start" style:justify-single-word="false"/>
      <style:text-properties officeooo:paragraph-rsid="0024d512"/>
    </style:style>
    <style:style style:name="P138" style:family="paragraph" style:parent-style-name="Standard" style:list-style-name="L6">
      <style:paragraph-properties fo:text-align="start" style:justify-single-word="false"/>
      <style:text-properties officeooo:paragraph-rsid="008736af"/>
    </style:style>
    <style:style style:name="P139" style:family="paragraph" style:parent-style-name="Standard" style:list-style-name="L7">
      <style:paragraph-properties fo:text-align="center" style:justify-single-word="false"/>
      <style:text-properties fo:color="#ce181e" fo:font-size="14pt" style:text-underline-style="none" fo:font-weight="normal" officeooo:rsid="0078b12d" officeooo:paragraph-rsid="0078b12d" style:font-size-asian="12.25pt" style:font-weight-asian="normal" style:font-size-complex="14pt" style:font-weight-complex="normal"/>
    </style:style>
    <style:style style:name="T1" style:family="text">
      <style:text-properties fo:font-size="14pt" style:text-underline-style="none" style:font-size-asian="12.25pt" style:font-size-complex="14pt"/>
    </style:style>
    <style:style style:name="T2" style:family="text">
      <style:text-properties fo:font-size="14pt" style:text-underline-style="none" officeooo:rsid="0016deb4" style:font-size-asian="12.25pt" style:font-size-complex="14pt"/>
    </style:style>
    <style:style style:name="T3" style:family="text">
      <style:text-properties fo:font-size="14pt" style:text-underline-style="none" officeooo:rsid="001a3688" style:font-size-asian="12.25pt" style:font-size-complex="14pt"/>
    </style:style>
    <style:style style:name="T4" style:family="text">
      <style:text-properties fo:font-size="14pt" style:text-underline-style="none" officeooo:rsid="001b54d8" style:font-size-asian="12.25pt" style:font-size-complex="14pt"/>
    </style:style>
    <style:style style:name="T5" style:family="text">
      <style:text-properties fo:font-size="14pt" style:text-underline-style="none" officeooo:rsid="001d7038" style:font-size-asian="12.25pt" style:font-size-complex="14pt"/>
    </style:style>
    <style:style style:name="T6" style:family="text">
      <style:text-properties fo:font-size="14pt" style:text-underline-style="none" officeooo:rsid="001eb5bf" style:font-size-asian="12.25pt" style:font-size-complex="14pt"/>
    </style:style>
    <style:style style:name="T7" style:family="text">
      <style:text-properties fo:font-size="14pt" style:text-underline-style="none" officeooo:rsid="001ef08b" style:font-size-asian="12.25pt" style:font-size-complex="14pt"/>
    </style:style>
    <style:style style:name="T8" style:family="text">
      <style:text-properties fo:font-size="14pt" style:text-underline-style="none" officeooo:rsid="002884d9" style:font-size-asian="12.25pt" style:font-size-complex="14pt"/>
    </style:style>
    <style:style style:name="T9" style:family="text">
      <style:text-properties fo:font-size="14pt" style:text-underline-style="none" officeooo:rsid="002f0576" style:font-size-asian="12.25pt" style:font-size-complex="14pt"/>
    </style:style>
    <style:style style:name="T10" style:family="text">
      <style:text-properties fo:font-size="14pt" style:text-underline-style="none" officeooo:rsid="0030f2d3" style:font-size-asian="12.25pt" style:font-size-complex="14pt"/>
    </style:style>
    <style:style style:name="T11" style:family="text">
      <style:text-properties fo:font-size="14pt" style:text-underline-style="none" officeooo:rsid="0034b8cc" style:font-size-asian="12.25pt" style:font-size-complex="14pt"/>
    </style:style>
    <style:style style:name="T12" style:family="text">
      <style:text-properties fo:font-size="14pt" style:text-underline-style="none" officeooo:rsid="0020f5a3" style:font-size-asian="12.25pt" style:font-size-complex="14pt"/>
    </style:style>
    <style:style style:name="T13" style:family="text">
      <style:text-properties fo:font-size="14pt" style:text-underline-style="none" officeooo:rsid="0035b021" style:font-size-asian="12.25pt" style:font-size-complex="14pt"/>
    </style:style>
    <style:style style:name="T14" style:family="text">
      <style:text-properties fo:font-size="14pt" style:text-underline-style="none" officeooo:rsid="0039bfa9" style:font-size-asian="12.25pt" style:font-size-complex="14pt"/>
    </style:style>
    <style:style style:name="T15" style:family="text">
      <style:text-properties fo:font-size="14pt" style:text-underline-style="none" officeooo:rsid="003c696e" style:font-size-asian="12.25pt" style:font-size-complex="14pt"/>
    </style:style>
    <style:style style:name="T16" style:family="text">
      <style:text-properties fo:font-size="14pt" style:text-underline-style="none" officeooo:rsid="00411813" style:font-size-asian="12.25pt" style:font-size-complex="14pt"/>
    </style:style>
    <style:style style:name="T17" style:family="text">
      <style:text-properties fo:font-size="14pt" style:text-underline-style="none" officeooo:rsid="0042769f" style:font-size-asian="12.25pt" style:font-size-complex="14pt"/>
    </style:style>
    <style:style style:name="T18" style:family="text">
      <style:text-properties fo:font-size="14pt" style:text-underline-style="none" officeooo:rsid="00462e10" style:font-size-asian="12.25pt" style:font-size-complex="14pt"/>
    </style:style>
    <style:style style:name="T19" style:family="text">
      <style:text-properties fo:font-size="14pt" style:text-underline-style="none" officeooo:rsid="0048217a" style:font-size-asian="12.25pt" style:font-size-complex="14pt"/>
    </style:style>
    <style:style style:name="T20" style:family="text">
      <style:text-properties fo:font-size="14pt" style:text-underline-style="none" officeooo:rsid="004eb3c4" style:font-size-asian="12.25pt" style:font-size-complex="14pt"/>
    </style:style>
    <style:style style:name="T21" style:family="text">
      <style:text-properties fo:font-size="14pt" style:text-underline-style="none" officeooo:rsid="006674fe" style:font-size-asian="12.25pt" style:font-size-complex="14pt"/>
    </style:style>
    <style:style style:name="T22" style:family="text">
      <style:text-properties fo:font-size="14pt" style:text-underline-style="none" officeooo:rsid="0067be6f" style:font-size-asian="12.25pt" style:font-size-complex="14pt"/>
    </style:style>
    <style:style style:name="T23" style:family="text">
      <style:text-properties fo:font-size="14pt" style:text-underline-style="none" officeooo:rsid="0068073e" style:font-size-asian="12.25pt" style:font-size-complex="14pt"/>
    </style:style>
    <style:style style:name="T24" style:family="text">
      <style:text-properties fo:font-size="14pt" style:text-underline-style="none" officeooo:rsid="0068d229" style:font-size-asian="12.25pt" style:font-size-complex="14pt"/>
    </style:style>
    <style:style style:name="T25" style:family="text">
      <style:text-properties fo:font-size="14pt" style:text-underline-style="none" fo:font-weight="normal" officeooo:rsid="0024d512" style:font-size-asian="12.25pt" style:font-weight-asian="normal" style:font-size-complex="14pt" style:font-weight-complex="normal"/>
    </style:style>
    <style:style style:name="T26" style:family="text">
      <style:text-properties fo:font-size="14pt" style:text-underline-style="none" fo:font-weight="normal" officeooo:rsid="0038a1dd" style:font-size-asian="12.25pt" style:font-weight-asian="normal" style:font-size-complex="14pt" style:font-weight-complex="normal"/>
    </style:style>
    <style:style style:name="T27" style:family="text">
      <style:text-properties fo:font-size="14pt" style:text-underline-style="none" fo:font-weight="normal" officeooo:rsid="008736af" style:font-size-asian="12.25pt" style:font-weight-asian="normal" style:font-size-complex="14pt" style:font-weight-complex="normal"/>
    </style:style>
    <style:style style:name="T28" style:family="text">
      <style:text-properties fo:font-size="14pt" style:text-underline-style="none" fo:font-weight="normal" officeooo:rsid="008789a3" style:font-size-asian="12.25pt" style:font-weight-asian="normal" style:font-size-complex="14pt" style:font-weight-complex="normal"/>
    </style:style>
    <style:style style:name="T29" style:family="text">
      <style:text-properties fo:font-size="14pt" style:text-underline-style="none" fo:font-weight="normal" officeooo:rsid="0087df66" style:font-size-asian="12.25pt" style:font-weight-asian="normal" style:font-size-complex="14pt" style:font-weight-complex="normal"/>
    </style:style>
    <style:style style:name="T30" style:family="text">
      <style:text-properties officeooo:rsid="00196bf9"/>
    </style:style>
    <style:style style:name="T31" style:family="text">
      <style:text-properties officeooo:rsid="001a3688"/>
    </style:style>
    <style:style style:name="T32" style:family="text">
      <style:text-properties officeooo:rsid="001f4b02"/>
    </style:style>
    <style:style style:name="T33" style:family="text">
      <style:text-properties officeooo:rsid="002e9ce9"/>
    </style:style>
    <style:style style:name="T34" style:family="text">
      <style:text-properties officeooo:rsid="002884d9"/>
    </style:style>
    <style:style style:name="T35" style:family="text">
      <style:text-properties officeooo:rsid="002f0576"/>
    </style:style>
    <style:style style:name="T36" style:family="text">
      <style:text-properties officeooo:rsid="0035b021"/>
    </style:style>
    <style:style style:name="T37" style:family="text">
      <style:text-properties officeooo:rsid="0039bfa9"/>
    </style:style>
    <style:style style:name="T38" style:family="text">
      <style:text-properties officeooo:rsid="00462e10"/>
    </style:style>
    <style:style style:name="T39" style:family="text">
      <style:text-properties officeooo:rsid="0048217a"/>
    </style:style>
    <style:style style:name="T40" style:family="text">
      <style:text-properties officeooo:rsid="0050f3e1"/>
    </style:style>
    <style:style style:name="T41" style:family="text">
      <style:text-properties officeooo:rsid="0052b6ec"/>
    </style:style>
    <style:style style:name="T42" style:family="text">
      <style:text-properties officeooo:rsid="00588e28"/>
    </style:style>
    <style:style style:name="T43" style:family="text">
      <style:text-properties officeooo:rsid="0058c758"/>
    </style:style>
    <style:style style:name="T44" style:family="text">
      <style:text-properties officeooo:rsid="0023795e" style:font-size-asian="14pt"/>
    </style:style>
    <style:style style:name="T45" style:family="text">
      <style:text-properties officeooo:rsid="0088bcbb" style:font-size-asian="14pt"/>
    </style:style>
    <style:style style:name="T46" style:family="text">
      <style:text-properties officeooo:rsid="0059c8b6" style:font-size-asian="14pt"/>
    </style:style>
    <style:style style:name="T47" style:family="text">
      <style:text-properties officeooo:rsid="008c2ff6" style:font-size-asian="14pt"/>
    </style:style>
    <style:style style:name="T48" style:family="text">
      <style:text-properties fo:language="ru" fo:country="RU"/>
    </style:style>
    <style:style style:name="T49" style:family="text">
      <style:text-properties fo:language="ru" fo:country="RU" officeooo:rsid="0059c8b6"/>
    </style:style>
    <style:style style:name="T50" style:family="text">
      <style:text-properties officeooo:rsid="008c2ff6"/>
    </style:style>
    <style:style style:name="T51" style:family="text">
      <style:text-properties officeooo:rsid="001a60ee"/>
    </style:style>
    <style:style style:name="T52" style:family="text">
      <style:text-properties officeooo:rsid="0011d93a"/>
    </style:style>
    <style:style style:name="T53" style:family="text">
      <style:text-properties fo:font-weight="normal" officeooo:rsid="000bdce4" style:font-weight-asian="normal" style:font-weight-complex="normal"/>
    </style:style>
    <style:style style:name="T54" style:family="text">
      <style:text-properties fo:font-weight="normal" officeooo:rsid="0043b482" style:font-weight-asian="normal" style:font-weight-complex="normal"/>
    </style:style>
    <style:style style:name="T55" style:family="text">
      <style:text-properties fo:font-weight="normal" officeooo:rsid="0088bcbb" style:font-weight-asian="normal" style:font-weight-complex="normal"/>
    </style:style>
    <style:style style:name="T56" style:family="text">
      <style:text-properties fo:font-weight="normal" officeooo:rsid="008ab904" style:font-weight-asian="normal" style:font-weight-complex="normal"/>
    </style:style>
    <style:style style:name="T57" style:family="text">
      <style:text-properties officeooo:rsid="00e4a7ae"/>
    </style:style>
    <style:style style:name="T58" style:family="text">
      <style:text-properties officeooo:rsid="005b3f15"/>
    </style:style>
    <style:style style:name="T59" style:family="text">
      <style:text-properties style:use-window-font-color="true" fo:font-size="14pt" style:text-underline-style="none" fo:font-weight="normal" officeooo:rsid="005c5230" style:font-size-asian="12.25pt" style:font-weight-asian="normal" style:font-size-complex="14pt" style:font-weight-complex="normal"/>
    </style:style>
    <style:style style:name="T60" style:family="text">
      <style:text-properties style:use-window-font-color="true" fo:font-size="14pt" style:text-underline-style="none" fo:font-weight="normal" officeooo:rsid="005e5cf8" style:font-size-asian="12.25pt" style:font-weight-asian="normal" style:font-size-complex="14pt" style:font-weight-complex="normal"/>
    </style:style>
    <style:style style:name="T61" style:family="text">
      <style:text-properties style:use-window-font-color="true" fo:font-size="14pt" style:text-underline-style="none" fo:font-weight="normal" officeooo:rsid="006b7a76" style:font-size-asian="12.25pt" style:font-weight-asian="normal" style:font-size-complex="14pt" style:font-weight-complex="normal"/>
    </style:style>
    <style:style style:name="T62" style:family="text">
      <style:text-properties style:use-window-font-color="true" fo:font-size="14pt" style:text-underline-style="none" fo:font-weight="normal" officeooo:rsid="006e1c5e" style:font-size-asian="12.25pt" style:font-weight-asian="normal" style:font-size-complex="14pt" style:font-weight-complex="normal"/>
    </style:style>
    <style:style style:name="T63" style:family="text">
      <style:text-properties officeooo:rsid="005e5cf8"/>
    </style:style>
    <style:style style:name="T64" style:family="text">
      <style:text-properties officeooo:rsid="0064e5dc"/>
    </style:style>
    <style:style style:name="T65" style:family="text">
      <style:text-properties officeooo:rsid="001d7038"/>
    </style:style>
    <style:style style:name="T66" style:family="text">
      <style:text-properties officeooo:rsid="0069df24"/>
    </style:style>
    <style:style style:name="T67" style:family="text">
      <style:text-properties officeooo:rsid="006b7a76"/>
    </style:style>
    <style:style style:name="T68" style:family="text">
      <style:text-properties officeooo:rsid="006ca8e5"/>
    </style:style>
    <style:style style:name="T69" style:family="text">
      <style:text-properties officeooo:rsid="006cba17"/>
    </style:style>
    <style:style style:name="T70" style:family="text">
      <style:text-properties officeooo:rsid="006e1c5e"/>
    </style:style>
    <style:style style:name="T71" style:family="text">
      <style:text-properties officeooo:rsid="006ed4cf"/>
    </style:style>
    <style:style style:name="T72" style:family="text">
      <style:text-properties officeooo:rsid="00707d2c"/>
    </style:style>
    <style:style style:name="T73" style:family="text">
      <style:text-properties officeooo:rsid="00724486"/>
    </style:style>
    <style:style style:name="T74" style:family="text">
      <style:text-properties officeooo:rsid="00270c26"/>
    </style:style>
    <style:style style:name="T75" style:family="text">
      <style:text-properties officeooo:rsid="007441b5"/>
    </style:style>
    <style:style style:name="T76" style:family="text">
      <style:text-properties officeooo:rsid="00759f48"/>
    </style:style>
    <style:style style:name="T77" style:family="text">
      <style:text-properties officeooo:rsid="0020f5a3"/>
    </style:style>
    <style:style style:name="T78" style:family="text">
      <style:text-properties officeooo:rsid="0078a2a6"/>
    </style:style>
    <style:style style:name="T79" style:family="text">
      <style:text-properties officeooo:rsid="007ceedf"/>
    </style:style>
    <style:style style:name="T80" style:family="text">
      <style:text-properties officeooo:rsid="007e6453"/>
    </style:style>
    <style:style style:name="T81" style:family="text">
      <style:text-properties officeooo:rsid="00804cc2"/>
    </style:style>
    <style:style style:name="T82" style:family="text">
      <style:text-properties officeooo:rsid="00825276"/>
    </style:style>
    <style:style style:name="T83" style:family="text">
      <style:text-properties officeooo:rsid="00839465"/>
    </style:style>
    <style:style style:name="T84" style:family="text">
      <style:text-properties officeooo:rsid="0043b482"/>
    </style:style>
    <style:style style:name="T85" style:family="text">
      <style:text-properties officeooo:rsid="0088af1e"/>
    </style:style>
    <style:style style:name="T86" style:family="text">
      <style:text-properties officeooo:rsid="008c1fe7"/>
    </style:style>
    <style:style style:name="T87" style:family="text">
      <style:text-properties officeooo:rsid="008d5aeb"/>
    </style:style>
    <style:style style:name="T88" style:family="text">
      <style:text-properties officeooo:rsid="0092348e"/>
    </style:style>
    <style:style style:name="T89" style:family="text">
      <style:text-properties officeooo:rsid="009a0c2f"/>
    </style:style>
    <style:style style:name="T90" style:family="text">
      <style:text-properties officeooo:rsid="00a18fdc"/>
    </style:style>
    <style:style style:name="T91" style:family="text">
      <style:text-properties officeooo:rsid="00a3b0cf"/>
    </style:style>
    <style:style style:name="T92" style:family="text">
      <style:text-properties officeooo:rsid="00a9deee"/>
    </style:style>
    <style:style style:name="T93" style:family="text">
      <style:text-properties officeooo:rsid="00ac5a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СПЕЦИФИКАЦИЯ ПРОГРАММЫ “УЧЕТ СОТРУДНИКОВ”</text:p>
      <text:p text:style-name="P1"/>
      <text:p text:style-name="P2">Список ошибок и сообщений КП:</text:p>
      <text:p text:style-name="P23">Сообщения</text:p>
      <text:list xml:id="list3836011363" text:style-name="L1">
        <text:list-item>
          <text:p text:style-name="P83">При вводе дня, мясяца и года:</text:p>
        </text:list-item>
      </text:list>
      <text:list xml:id="list3097503201" text:style-name="L2">
        <text:list-item>
          <text:list>
            <text:list-item>
              <text:p text:style-name="P84">Enter the year <text:span text:style-name="T30">[2016</text:span>..2017<text:span text:style-name="T30">]</text:span></text:p>
            </text:list-item>
            <text:list-item>
              <text:p text:style-name="P84">Enter the month <text:span text:style-name="T30">[</text:span>1..12<text:span text:style-name="T30">]</text:span></text:p>
            </text:list-item>
            <text:list-item>
              <text:p text:style-name="P84">Enter the day <text:span text:style-name="T30">[</text:span>1..31<text:span text:style-name="T30">]</text:span></text:p>
            </text:list-item>
            <text:list-item>
              <text:p text:style-name="P84">Enter the day <text:span text:style-name="T30">[</text:span>1..30<text:span text:style-name="T30">]</text:span></text:p>
            </text:list-item>
            <text:list-item>
              <text:p text:style-name="P84">Enter the day <text:span text:style-name="T30">[</text:span>1..29<text:span text:style-name="T30">]</text:span></text:p>
            </text:list-item>
            <text:list-item>
              <text:p text:style-name="P85">Enter the day <text:span text:style-name="T30">[</text:span>1..28<text:span text:style-name="T30">]</text:span></text:p>
            </text:list-item>
            <text:list-item>
              <text:p text:style-name="P86">All staff passed the certification</text:p>
            </text:list-item>
            <text:list-item>
              <text:p text:style-name="P87">File “Staff” has no correct <text:span text:style-name="T81">information</text:span></text:p>
            </text:list-item>
            <text:list-item>
              <text:p text:style-name="P87">File “Catalog” has no correct <text:span text:style-name="T81">information</text:span></text:p>
            </text:list-item>
            <text:list-item>
              <text:p text:style-name="P88">File “Staff” is empty</text:p>
            </text:list-item>
            <text:list-item>
              <text:p text:style-name="P88">File “Catalog” is empty</text:p>
            </text:list-item>
          </text:list>
        </text:list-item>
      </text:list>
      <text:p text:style-name="P24">Ошибки</text:p>
      <text:p text:style-name="P24"/>
      <text:list xml:id="list4146881432" text:style-name="L3">
        <text:list-item>
          <text:p text:style-name="P111">При вводе дня, мясяца и года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0">Название ошибки</text:p>
          </table:table-cell>
          <table:table-cell table:style-name="Table1.B1" office:value-type="string">
            <text:p text:style-name="P80">Сообщение ошибки</text:p>
          </table:table-cell>
        </table:table-row>
        <table:table-row>
          <table:table-cell table:style-name="Table1.A2" office:value-type="string">
            <text:p text:style-name="P3">INVALID_GIVEN_YEAR </text:p>
          </table:table-cell>
          <table:table-cell table:style-name="Table1.B2" office:value-type="string">
            <text:p text:style-name="P3">Year must be in range [<text:span text:style-name="T89">2016</text:span>..2017]</text:p>
          </table:table-cell>
        </table:table-row>
        <table:table-row>
          <table:table-cell table:style-name="Table1.A2" office:value-type="string">
            <text:p text:style-name="P3">INVALID_GIVEN_MONTH </text:p>
          </table:table-cell>
          <table:table-cell table:style-name="Table1.B2" office:value-type="string">
            <text:p text:style-name="P3">Month must be in range [1..12]</text:p>
          </table:table-cell>
        </table:table-row>
        <table:table-row>
          <table:table-cell table:style-name="Table1.A2" office:value-type="string">
            <text:p text:style-name="P3">INVALID_GIVEN_DAY_31 </text:p>
          </table:table-cell>
          <table:table-cell table:style-name="Table1.B2" office:value-type="string">
            <text:p text:style-name="P3">Day must be in range [1..31]</text:p>
          </table:table-cell>
        </table:table-row>
        <table:table-row>
          <table:table-cell table:style-name="Table1.A2" office:value-type="string">
            <text:p text:style-name="P3">INVALID_GIVEN_DAY_30 </text:p>
          </table:table-cell>
          <table:table-cell table:style-name="Table1.B2" office:value-type="string">
            <text:p text:style-name="P3">Day must be in range [1..30]</text:p>
          </table:table-cell>
        </table:table-row>
        <table:table-row>
          <table:table-cell table:style-name="Table1.A2" office:value-type="string">
            <text:p text:style-name="P3">INVALID_GIVEN_DAY_29 </text:p>
          </table:table-cell>
          <table:table-cell table:style-name="Table1.B2" office:value-type="string">
            <text:p text:style-name="P3">Day must be <text:span text:style-name="T31">i</text:span>n range [1..29]</text:p>
          </table:table-cell>
        </table:table-row>
        <table:table-row>
          <table:table-cell table:style-name="Table1.A2" office:value-type="string">
            <text:p text:style-name="P3">INVALID_GIVEN_DAY_28 </text:p>
          </table:table-cell>
          <table:table-cell table:style-name="Table1.B2" office:value-type="string">
            <text:p text:style-name="P3">Day must be in range [1..28]</text:p>
          </table:table-cell>
        </table:table-row>
      </table:table>
      <text:list xml:id="list4406891220046" text:continue-numbering="true" text:style-name="L3">
        <text:list-header>
          <text:p text:style-name="P111"/>
        </text:list-header>
      </text:list>
      <text:p text:style-name="P71"/>
      <text:list xml:id="list1324983008" text:style-name="L4">
        <text:list-item>
          <text:p text:style-name="P121"><text:span text:style-name="T1">При </text:span><text:span text:style-name="T2">проверке файла “Staff”, </text:span><text:span text:style-name="T3">I – </text:span><text:span text:style-name="T7">номер</text:span><text:span text:style-name="T3"> строк</text:span><text:span text:style-name="T7">и</text:span><text:span text:style-name="T3"> файла</text:span><text:span text:style-name="T21">, F – </text:span><text:span text:style-name="T22">ошибочное поле: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2">Название ошибки</text:p>
          </table:table-cell>
          <table:table-cell table:style-name="Table2.B1" office:value-type="string">
            <text:p text:style-name="P82">Сообщение ошибки</text:p>
          </table:table-cell>
        </table:table-row>
        <table:table-row>
          <table:table-cell table:style-name="Table2.A2" office:value-type="string">
            <text:p text:style-name="P15">STAFF_INVALID_NAME </text:p>
          </table:table-cell>
          <table:table-cell table:style-name="Table2.B2" office:value-type="string">
            <text:p text:style-name="P57"><text:span text:style-name="T3">(I) ERROR: name </text:span><text:span text:style-name="T22">(F)</text:span><text:span text:style-name="T3"> must </text:span><text:span text:style-name="T17">consist of surname, that </text:span><text:span text:style-name="T11">start</text:span><text:span text:style-name="T20">s</text:span><text:span text:style-name="T11"> with capital letter </text:span><text:span text:style-name="T17">and followed by small latin letters</text:span><text:span text:style-name="T15"> </text:span><text:span text:style-name="T17">and initials, that are capital latin letters separated by dots, for example</text:span><text:span text:style-name="T15"> </text:span><text:span text:style-name="T16">Surname.S.S</text:span></text:p>
          </table:table-cell>
        </table:table-row>
        <table:table-row>
          <table:table-cell table:style-name="Table2.A2" office:value-type="string">
            <text:p text:style-name="P16">STAFF_INVALID_GENDER </text:p>
          </table:table-cell>
          <table:table-cell table:style-name="Table2.B2" office:value-type="string">
            <text:p text:style-name="P58"><text:span text:style-name="T1">(I) ERROR: gender </text:span><text:span text:style-name="T22">(F)</text:span><text:span text:style-name="T1"> must be </text:span><text:span text:style-name="T4">either </text:span><text:span text:style-name="T1">F or M</text:span></text:p>
          </table:table-cell>
        </table:table-row>
        <table:table-row>
          <table:table-cell table:style-name="Table2.A2" office:value-type="string">
            <text:p text:style-name="P16">STAFF_INVALID_PROFESSION </text:p>
          </table:table-cell>
          <table:table-cell table:style-name="Table2.B2" office:value-type="string">
            <text:p text:style-name="P58"><text:span text:style-name="T1">(I) ERROR: </text:span><text:span text:style-name="T12">profession </text:span><text:span text:style-name="T22">(F) </text:span><text:span text:style-name="T12">must start with capital letter and </text:span><text:span text:style-name="T13">other symbols must be </text:span><text:span text:style-name="T12">only </text:span><text:soft-page-break/><text:span text:style-name="T13">small </text:span><text:span text:style-name="T12">latin letters.</text:span></text:p>
          </table:table-cell>
        </table:table-row>
        <table:table-row table:style-name="Table2.5">
          <table:table-cell table:style-name="Table2.A2" office:value-type="string">
            <text:p text:style-name="P59"><text:span text:style-name="T4">S</text:span><text:span text:style-name="T1">TAFF_INVALID_BIRTH_DATE_</text:span><text:span text:style-name="T9">YEAR</text:span><text:span text:style-name="T1"> </text:span></text:p>
          </table:table-cell>
          <table:table-cell table:style-name="Table2.B2" office:value-type="string">
            <text:p text:style-name="P59"><text:span text:style-name="T1">(I) ERROR: birth date </text:span><text:span text:style-name="T9">year </text:span><text:span text:style-name="T22">(F)</text:span><text:span text:style-name="T9"> must be in range [1950..2000]</text:span></text:p>
          </table:table-cell>
        </table:table-row>
        <table:table-row table:style-name="Table2.6">
          <table:table-cell table:style-name="Table2.A2" office:value-type="string">
            <text:p text:style-name="P60"><text:span text:style-name="T4">S</text:span><text:span text:style-name="T9">TAFF_INVALID_</text:span><text:span text:style-name="T23">BIRTH</text:span><text:span text:style-name="T9">_DATE_MONTH</text:span></text:p>
          </table:table-cell>
          <table:table-cell table:style-name="Table2.B2" office:value-type="string">
            <text:p text:style-name="P60"><text:span text:style-name="T9">(I) ERROR: birth date month </text:span><text:span text:style-name="T22">(F)</text:span><text:span text:style-name="T9"> must be in range [</text:span><text:span text:style-name="T10">01.</text:span><text:span text:style-name="T9">.</text:span><text:span text:style-name="T10">12</text:span><text:span text:style-name="T9">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BIRTH_DATE_DAY_31</text:span></text:p>
          </table:table-cell>
          <table:table-cell table:style-name="Table2.B2" office:value-type="string">
            <text:p text:style-name="P60"><text:span text:style-name="T9">(I) ERROR: birth date day </text:span><text:span text:style-name="T23">(F)</text:span><text:span text:style-name="T9"> must be in range [01..31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BIRTH_DATE_DAY_30 </text:span></text:p>
          </table:table-cell>
          <table:table-cell table:style-name="Table2.B2" office:value-type="string">
            <text:p text:style-name="P60"><text:span text:style-name="T9">(I) ERROR: birth date day </text:span><text:span text:style-name="T23">(F) </text:span><text:span text:style-name="T9">must be in range [01..30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BIRTH_DATE_DAY_29 </text:span></text:p>
          </table:table-cell>
          <table:table-cell table:style-name="Table2.B2" office:value-type="string">
            <text:p text:style-name="P60"><text:span text:style-name="T9">(I) ERROR: birth date day </text:span><text:span text:style-name="T23">(F) </text:span><text:span text:style-name="T9">must be in range [01..29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BIRTH_DATE_DAY_28 </text:span></text:p>
          </table:table-cell>
          <table:table-cell table:style-name="Table2.B2" office:value-type="string">
            <text:p text:style-name="P60"><text:span text:style-name="T9">(I) ERROR: birth date day </text:span><text:span text:style-name="T23">(F) </text:span><text:span text:style-name="T9">must be in range [01..28]</text:span></text:p>
          </table:table-cell>
        </table:table-row>
        <table:table-row>
          <table:table-cell table:style-name="Table2.A2" office:value-type="string">
            <text:p text:style-name="P7">STAFF_INVALID_BIRTH_DATE_SEPARATOR </text:p>
          </table:table-cell>
          <table:table-cell table:style-name="Table2.B2" office:value-type="string">
            <text:p text:style-name="P17">(I) ERROR: day, month and year in birth date (F) should be separated with symbol ‘/’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1">TAFF_INVALID_</text:span><text:span text:style-name="T9">CERTIFICATION</text:span><text:span text:style-name="T1">_DATE_</text:span><text:span text:style-name="T9">YEAR</text:span><text:span text:style-name="T1"> </text:span></text:p>
          </table:table-cell>
          <table:table-cell table:style-name="Table2.B2" office:value-type="string">
            <text:p text:style-name="P14">(I) ERROR: <text:span text:style-name="T65">certification</text:span> date <text:span text:style-name="T35">year (F) must be in range [2000..2017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CERTIFICATION_DATE_MONTH</text:span></text:p>
          </table:table-cell>
          <table:table-cell table:style-name="Table2.B2" office:value-type="string">
            <text:p text:style-name="P60"><text:span text:style-name="T9">(I) ERROR: </text:span><text:span text:style-name="T5">certification</text:span><text:span text:style-name="T9"> date month </text:span><text:span text:style-name="T23">(F)</text:span><text:span text:style-name="T9"> must be in range [</text:span><text:span text:style-name="T10">01</text:span><text:span text:style-name="T9">..</text:span><text:span text:style-name="T10">1</text:span><text:span text:style-name="T9">2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CERTIFICATION_DATE_DAY_31 </text:span></text:p>
          </table:table-cell>
          <table:table-cell table:style-name="Table2.B2" office:value-type="string">
            <text:p text:style-name="P61"><text:span text:style-name="T9">(I) ERROR: </text:span><text:span text:style-name="T5">certification</text:span><text:span text:style-name="T9"> date day </text:span><text:span text:style-name="T24">(F)</text:span><text:span text:style-name="T9"> must be in range [01..31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CERTIFICATION_DATE_DAY_30 </text:span></text:p>
          </table:table-cell>
          <table:table-cell table:style-name="Table2.B2" office:value-type="string">
            <text:p text:style-name="P61"><text:span text:style-name="T9">(I) ERROR: </text:span><text:span text:style-name="T5">certification</text:span><text:span text:style-name="T9"> date day </text:span><text:span text:style-name="T24">(F)</text:span><text:span text:style-name="T9"> must be in range [01..30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CERTIFICATION_DATE_DAY_29 </text:span></text:p>
          </table:table-cell>
          <table:table-cell table:style-name="Table2.B2" office:value-type="string">
            <text:p text:style-name="P61"><text:span text:style-name="T9">(I) ERROR: </text:span><text:span text:style-name="T5">certification</text:span><text:span text:style-name="T9"> date day </text:span><text:span text:style-name="T24">(F)</text:span><text:span text:style-name="T9"> must be in range [01..29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CERTIFICATION_DATE_DAY_28 </text:span></text:p>
          </table:table-cell>
          <table:table-cell table:style-name="Table2.B2" office:value-type="string">
            <text:p text:style-name="P61"><text:span text:style-name="T9">(I) ERROR: </text:span><text:span text:style-name="T5">certification</text:span><text:span text:style-name="T9"> date day </text:span><text:span text:style-name="T24">(F)</text:span><text:span text:style-name="T9"> must be in range [01..28]</text:span></text:p>
          </table:table-cell>
        </table:table-row>
        <table:table-row>
          <table:table-cell table:style-name="Table2.A2" office:value-type="string">
            <text:p text:style-name="P62"><text:span text:style-name="T9">STAFF_INVALID_</text:span><text:span text:style-name="T1">CERTIFICATION</text:span><text:span text:style-name="T9">_DATE_SEPARATOR </text:span></text:p>
          </table:table-cell>
          <table:table-cell table:style-name="Table2.B2" office:value-type="string">
            <text:p text:style-name="P63"><text:span text:style-name="T9">(I) ERROR: day, month and year </text:span><text:span text:style-name="T1">in certification date </text:span><text:span text:style-name="T24">(F)</text:span><text:span text:style-name="T1"> </text:span><text:span text:style-name="T9">should be separated with symbol ‘/’</text:span></text:p>
          </table:table-cell>
        </table:table-row>
        <table:table-row>
          <table:table-cell table:style-name="Table2.A2" office:value-type="string">
            <text:p text:style-name="P18">STAFF_INVALID_DIFFERENCE_BETWEEN_BIRTH_AND_CERTIFICATION</text:p>
          </table:table-cell>
          <table:table-cell table:style-name="Table2.B2" office:value-type="string">
            <text:p text:style-name="P64"><text:span text:style-name="T1">(I) ERROR: difference between birth date </text:span><text:span text:style-name="T24">(F)</text:span><text:span text:style-name="T1"> and certification date </text:span><text:span text:style-name="T24">(F) </text:span><text:span text:style-name="T6">must</text:span><text:span text:style-name="T1"> be greater than 17 years.</text:span></text:p>
          </table:table-cell>
        </table:table-row>
        <text:soft-page-break/>
        <table:table-row table:style-name="Table2.20">
          <table:table-cell table:style-name="Table2.A2" office:value-type="string">
            <text:p text:style-name="P65"><text:span text:style-name="T1">STAFF_NOT_ENOUGH_</text:span><text:span text:style-name="T8">ATTRIBUTES </text:span></text:p>
          </table:table-cell>
          <table:table-cell table:style-name="Table2.B2" office:value-type="string">
            <text:p text:style-name="P66"><text:span text:style-name="T1">(I) ERROR: </text:span><text:span text:style-name="T8">not enough attributes, 5 required.</text:span></text:p>
          </table:table-cell>
        </table:table-row>
        <table:table-row table:style-name="Table2.21">
          <table:table-cell table:style-name="Table2.A2" office:value-type="string">
            <text:p text:style-name="P67"><text:span text:style-name="T8">S</text:span><text:span text:style-name="T1">TAFF_PERIOD_NOT_FOUND </text:span></text:p>
          </table:table-cell>
          <table:table-cell table:style-name="Table2.B2" office:value-type="string">
            <text:p text:style-name="P68"><text:span text:style-name="T1">(I) ERROR: there was no information about certification period for </text:span><text:span text:style-name="T24">p</text:span><text:span text:style-name="T1">rofession </text:span><text:span text:style-name="T24">(F)</text:span><text:span text:style-name="T1"> in file “Catalog” .</text:span></text:p>
          </table:table-cell>
        </table:table-row>
        <table:table-row>
          <table:table-cell table:style-name="Table2.A2" office:value-type="string">
            <text:p text:style-name="P5">STAFF_WARNING_MORE_ATTRIBUTES </text:p>
          </table:table-cell>
          <table:table-cell table:style-name="Table2.B2" office:value-type="string">
            <text:p text:style-name="P6">(I) WARNING: line is correct, but there are more than 5 attributes.</text:p>
          </table:table-cell>
        </table:table-row>
        <table:table-row>
          <table:table-cell table:style-name="Table2.A2" office:value-type="string">
            <text:p text:style-name="P69"><text:span text:style-name="T1">STAFF_WARNING_</text:span><text:span text:style-name="T14">HUNDRED</text:span><text:span text:style-name="T1">_CORRECT_LINES</text:span></text:p>
          </table:table-cell>
          <table:table-cell table:style-name="Table2.B2" office:value-type="string">
            <text:p text:style-name="P70"><text:span text:style-name="T1">WARNING: file “</text:span><text:span text:style-name="T19">Staff</text:span><text:span text:style-name="T1">” has 100 correct lines, </text:span><text:span text:style-name="T18">data </text:span><text:span text:style-name="T1">loose is possible.</text:span></text:p>
          </table:table-cell>
        </table:table-row>
      </table:table>
      <text:list xml:id="list4405644278761" text:continue-numbering="true" text:style-name="L4">
        <text:list-header>
          <text:p text:style-name="P112"/>
          <text:p text:style-name="P113"/>
        </text:list-header>
      </text:list>
      <text:p text:style-name="P4"/>
      <text:list xml:id="list4405283875349" text:continue-numbering="true" text:style-name="L4">
        <text:list-header>
          <text:p text:style-name="P114">При проверке файла “Catalog”, <text:span text:style-name="T32">I– номер строки файла, F – ошибочное поле.</text:span></text:p>
        </text:list-header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1">Название ошибки</text:p>
          </table:table-cell>
          <table:table-cell table:style-name="Table3.B1" office:value-type="string">
            <text:p text:style-name="P81">Сообщение ошибки</text:p>
          </table:table-cell>
        </table:table-row>
        <table:table-row>
          <table:table-cell table:style-name="Table3.A2" office:value-type="string">
            <text:p text:style-name="P8">CATALOG_INVALID_PROFESSION</text:p>
          </table:table-cell>
          <table:table-cell table:style-name="Table3.B2" office:value-type="string">
            <text:p text:style-name="P8">(I) ERROR: profession <text:span text:style-name="T66">(F)</text:span> must start with capital letter and <text:span text:style-name="T36">other symbols must be </text:span>only <text:span text:style-name="T36">small </text:span>latin letters.</text:p>
          </table:table-cell>
        </table:table-row>
        <table:table-row>
          <table:table-cell table:style-name="Table3.A2" office:value-type="string">
            <text:p text:style-name="P8">CATALOG_INVALID_CERTIFICATION_PERIOD </text:p>
          </table:table-cell>
          <table:table-cell table:style-name="Table3.B2" office:value-type="string">
            <text:p text:style-name="P8">(I) ERROR: certification period <text:span text:style-name="T75">(F)</text:span> must be natural number in range [1..3]</text:p>
          </table:table-cell>
        </table:table-row>
        <table:table-row>
          <table:table-cell table:style-name="Table3.A2" office:value-type="string">
            <text:p text:style-name="P21">CATALOG_INVALID_STRUCTURE</text:p>
          </table:table-cell>
          <table:table-cell table:style-name="Table3.B2" office:value-type="string">
            <text:p text:style-name="P21">(I) ERROR: second symbol must be space character</text:p>
          </table:table-cell>
        </table:table-row>
        <table:table-row>
          <table:table-cell table:style-name="Table3.A2" office:value-type="string">
            <text:p text:style-name="P9">CATALOG_INVALID_<text:span text:style-name="T73">NUMBER_OF_SPACE</text:span></text:p>
          </table:table-cell>
          <table:table-cell table:style-name="Table3.B2" office:value-type="string">
            <text:p text:style-name="P20">(I) ERROR: <text:span text:style-name="T75">there must be only one space character between certification period and profession</text:span></text:p>
          </table:table-cell>
        </table:table-row>
        <table:table-row>
          <table:table-cell table:style-name="Table3.A2" office:value-type="string">
            <text:p text:style-name="P10">CATALOG_EQUAL_PROFESSION</text:p>
          </table:table-cell>
          <table:table-cell table:style-name="Table3.B2" office:value-type="string">
            <text:p text:style-name="P22">(I) <text:span text:style-name="T92">FATAL</text:span>: profession (F) is repeating <text:span text:style-name="T92">with different period</text:span></text:p>
          </table:table-cell>
        </table:table-row>
        <table:table-row>
          <table:table-cell table:style-name="Table3.A2" office:value-type="string">
            <text:p text:style-name="P11"><text:span text:style-name="T35">CATALOG</text:span>_NOT_ENOUGH_<text:span text:style-name="T34">ATTRIBUTES </text:span></text:p>
          </table:table-cell>
          <table:table-cell table:style-name="Table3.B2" office:value-type="string">
            <text:p text:style-name="P11">(I) ERROR: <text:span text:style-name="T34">not enough attributes, 2 required.</text:span></text:p>
          </table:table-cell>
        </table:table-row>
        <table:table-row>
          <table:table-cell table:style-name="Table3.A2" office:value-type="string">
            <text:p text:style-name="P72"><text:span text:style-name="T38">CATALOG</text:span>_WARNING_<text:span text:style-name="T37">HUNDRED</text:span>_CORRECT_LINES </text:p>
          </table:table-cell>
          <table:table-cell table:style-name="Table3.B2" office:value-type="string">
            <text:p text:style-name="P72">WARNING: file “<text:span text:style-name="T39">Catalog</text:span>” has 100 correct lines, <text:span text:style-name="T38">data </text:span>loose is possible.</text:p>
          </table:table-cell>
        </table:table-row>
      </table:table>
      <text:list xml:id="list2834206668" text:style-name="L5">
        <text:list-item>
          <text:list>
            <text:list-header>
              <text:p text:style-name="P115"><text:s/><text:span text:style-name="T33"><text:s/></text:span></text:p>
            </text:list-header>
          </text:list>
        </text:list-item>
      </text:list>
      <text:p text:style-name="P12"/>
      <text:list xml:id="list3703445940" text:style-name="L6">
        <text:list-item>
          <text:p text:style-name="P116">Спецификация задачи</text:p>
          <text:p text:style-name="P117">Формальная постановка задачи</text:p>
          <text:p text:style-name="P89"><text:soft-page-break/><text:tab/>X = {D = [1,2..31] – день, M = [1,2..12] – месяц, Y = [<text:span text:style-name="T83">2016</text:span>..2017] – год. файл “Staff”; файл “Catalog”}.</text:p>
          <text:p text:style-name="P90"/>
          <text:p text:style-name="P90"><text:tab/>Y = {файл “Output”, сообщения и ошибки}.</text:p>
          <text:p text:style-name="P90"/>
          <text:p text:style-name="P91"><text:tab/></text:p>
          <text:list>
            <text:list-item>
              <text:list>
                <text:list-header>
                  <text:p text:style-name="P91">F = {</text:p>
                </text:list-header>
              </text:list>
            </text:list-item>
          </text:list>
        </text:list-item>
      </text:list>
      <text:list xml:id="list3775921237" text:style-name="L7">
        <text:list-item>
          <text:list>
            <text:list-item>
              <text:list>
                <text:list-item>
                  <text:p text:style-name="P122">Если в I строке файла “Staff” имя неверно, то выводится ошибка STAFF_INVALID_NAME</text:p>
                </text:list-item>
                <text:list-item>
                  <text:p text:style-name="P122">Если в I строке файла “Staff” пол <text:span text:style-name="T67">не является символом F или M</text:span>, то выводится ошибка STAFF_INVALID_GENDER</text:p>
                </text:list-item>
                <text:list-item>
                  <text:p text:style-name="P122">Если в I строке файла “Staff” профессия неверна, то выводится ошибка STAFF_INVALID_PROFESSION</text:p>
                </text:list-item>
                <text:list-item>
                  <text:p text:style-name="P135"><text:span text:style-name="T59">Если в I строке файла “Staff” год </text:span><text:span text:style-name="T60">у </text:span><text:span text:style-name="T59">дат</text:span><text:span text:style-name="T60">ы</text:span><text:span text:style-name="T59"> рождения </text:span><text:span text:style-name="T61">меньше 1950 или больше 2000</text:span><text:span text:style-name="T59">, то выводится ошибка STAFF_INVALID_BIRTH_DATE_</text:span><text:span text:style-name="T60">YEAR</text:span></text:p>
                </text:list-item>
                <text:list-item>
                  <text:p text:style-name="P122">Если в I строке файла “Staff” <text:span text:style-name="T64">месяц </text:span>дат<text:span text:style-name="T64">ы</text:span> <text:span text:style-name="T64">рождения меньше 1 или больше 12</text:span>, то выводится ошибка STAFF_INVALID_<text:span text:style-name="T64">BIRTH</text:span>_DATE_<text:span text:style-name="T64">MONTH</text:span></text:p>
                </text:list-item>
                <text:list-item>
                  <text:p text:style-name="P123">Если в I строке файла “Staff” <text:span text:style-name="T69">месяц </text:span>дат<text:span text:style-name="T64">ы</text:span> <text:span text:style-name="T71">рождения</text:span> <text:span text:style-name="T69">равняется 1,3,5,7,8,10 или 12</text:span>, <text:span text:style-name="T69">а день даты рождения меньше 1 или больше 31, </text:span>то выводится ошибка STAFF_INVALID_<text:span text:style-name="T64">BIRTH</text:span>_DATE_<text:span text:style-name="T70">DAY_31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<text:span text:style-name="T71">рождения</text:span> <text:span text:style-name="T69">равняется 4,6,9, или 11</text:span>, <text:span text:style-name="T69">а день даты рождения меньше 1 или больше 30, </text:span>то выводится ошибка STAFF_INVALID_<text:span text:style-name="T64">BIRTH</text:span>_DATE_<text:span text:style-name="T70">DAY_30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<text:span text:style-name="T71">рождения</text:span> <text:span text:style-name="T69">равняется 2 и год даты рождения делится на 4</text:span>, <text:span text:style-name="T69">а день даты рождения меньше 1 или больше 29, </text:span>то выводится ошибка STAFF_INVALID_<text:span text:style-name="T64">BIRTH</text:span>_DATE_<text:span text:style-name="T70">DAY_29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<text:span text:style-name="T71">рождения</text:span> <text:span text:style-name="T69">равняется 2 и год даты рождения не делится на 4</text:span>, <text:span text:style-name="T69">а день даты рождения меньше 1 или больше 28, </text:span>то выводится ошибка STAFF_INVALID_<text:span text:style-name="T64">BIRTH</text:span>_DATE_<text:span text:style-name="T70">DAY_28</text:span></text:p>
                </text:list-item>
                <text:list-item>
                  <text:p text:style-name="P125">Если в I строке файла “Staff” <text:span text:style-name="T72">между днем, месяцем и годом даты рождения стоят символы, отличные от символа ‘/’, </text:span>то выводится ошибка STAFF_INVALID_<text:span text:style-name="T64">BIRTH</text:span>_DATE_<text:span text:style-name="T72">SEPARATOR</text:span></text:p>
                </text:list-item>
                <text:list-item>
                  <text:p text:style-name="P136"><text:span text:style-name="T59">Если в I строке файла “Staff” год </text:span><text:span text:style-name="T60">у </text:span><text:span text:style-name="T59">дат</text:span><text:span text:style-name="T60">ы</text:span><text:span text:style-name="T59"> </text:span><text:span text:style-name="T62">аттестации</text:span><text:span text:style-name="T59"> </text:span><text:span text:style-name="T61">меньше </text:span><text:span text:style-name="T62">2000 </text:span><text:span text:style-name="T61">или больше 20</text:span><text:span text:style-name="T62">17</text:span><text:span text:style-name="T59">, то выводится ошибка STAFF_INVALID_</text:span><text:span text:style-name="T62">CERTIFICATION</text:span><text:span text:style-name="T59">_DATE_</text:span><text:span text:style-name="T60">YEAR</text:span></text:p>
                </text:list-item>
                <text:list-item>
                  <text:p text:style-name="P126">Если в I строке файла “Staff” <text:span text:style-name="T64">месяц </text:span>дат<text:span text:style-name="T64">ы</text:span> <text:span text:style-name="T70">даты аттестации меньше 1 или больше 12</text:span>, то выводится ошибка STAFF_INVALID_<text:span text:style-name="T70">CERTIFICATION</text:span>_DATE_<text:span text:style-name="T64">MONTH</text:span></text:p>
                </text:list-item>
                <text:list-item>
                  <text:p text:style-name="P124"><text:soft-page-break/>Если в I строке файла “Staff” <text:span text:style-name="T69">месяц </text:span>дат<text:span text:style-name="T64">ы</text:span> аттестации <text:span text:style-name="T69">равняется 1,3,5,7,8,10 или 12</text:span>, <text:span text:style-name="T69">а день даты аттестации меньше 1 или больше 31, </text:span>то выводится ошибка STAFF_INVALID_<text:span text:style-name="T71">CERTIFICATION</text:span>_DATE_<text:span text:style-name="T70">DAY_31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аттестации <text:span text:style-name="T69">равняется 4,6,9, или 11</text:span>, <text:span text:style-name="T69">а день даты аттестации меньше 1 или больше 30, </text:span>то выводится ошибка STAFF_INVALID_<text:span text:style-name="T71">CERTIFICATION</text:span>_DATE_<text:span text:style-name="T70">DAY_30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аттестации <text:span text:style-name="T69">равняется 2 и год даты аттестации делится на 4</text:span>, <text:span text:style-name="T69">а день даты аттестации меньше 1 или больше 29, </text:span>то выводится ошибка STAFF_INVALID_<text:span text:style-name="T64">BIRTH</text:span>_DATE_<text:span text:style-name="T70">DAY_29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аттестации <text:span text:style-name="T69">равняется 2 и год даты аттестации не делится на 4</text:span>, <text:span text:style-name="T69">а день даты аттестации меньше 1 или больше 28, </text:span>то выводится ошибка STAFF_INVALID_<text:span text:style-name="T64">BIRTH</text:span>_DATE_<text:span text:style-name="T70">DAY_28</text:span></text:p>
                </text:list-item>
                <text:list-item>
                  <text:p text:style-name="P125">Если в I строке файла “Staff” <text:span text:style-name="T72">между днем, месяцем и годом даты аттестации стоят символы, отличные от символа ‘/’, </text:span>то выводится ошибка STAFF_INVALID_<text:span text:style-name="T72">CERTIFICATION</text:span>_DATE_<text:span text:style-name="T72">SEPARATOR</text:span></text:p>
                </text:list-item>
                <text:list-item>
                  <text:p text:style-name="P127">Если в I строке файла “Staff” <text:span text:style-name="T73">разность между датой рождения и датой аттестации меньше либо равна 17, </text:span>то выводится ошибка <text:span text:style-name="T65">STAFF_INVALID_DIFFERENCE_BETWEEN_BIRTH_AND_CERTIFICATION</text:span></text:p>
                </text:list-item>
                <text:list-item>
                  <text:p text:style-name="P127">Если в I строке файла “Staff” <text:span text:style-name="T73">количество полей меньше 5, </text:span>то выводится ошибка <text:span text:style-name="T74">STAFF_NOT_ENOUGH_ATTRIBUTES </text:span></text:p>
                </text:list-item>
                <text:list-item>
                  <text:p text:style-name="P127">Если в I строке файла “Staff” <text:span text:style-name="T73">встретилась профессия, для которой не нашлась периодичность аттестации в файле “Catalog”, </text:span>то выводится ошибка <text:span text:style-name="T34">STAFF_PERIOD_NOT_FOUND </text:span></text:p>
                </text:list-item>
                <text:list-item>
                  <text:p text:style-name="P127">Если в I строке файла “Staff” <text:span text:style-name="T73">первые 5 полей оказались правильными, но в этой строке полей больше, чем 5, </text:span>то выводится <text:span text:style-name="T73">предупреждение</text:span> <text:span text:style-name="T34">STAFF_WARNING_MORE_ATTRIBUTES </text:span></text:p>
                </text:list-item>
                <text:list-item>
                  <text:p text:style-name="P127">Если в файл<text:span text:style-name="T73">е</text:span> “Staff” <text:span text:style-name="T73">имеется 100 правильных строк, </text:span>то выводится <text:span text:style-name="T73">предупреждение STAFF_WARNING_HUNDRED_CORRECT_LINES</text:span></text:p>
                </text:list-item>
                <text:list-item>
                  <text:p text:style-name="P128">Если в I строке файла “<text:span text:style-name="T76">Catalog</text:span>” профессия неверна, то выводится ошибка <text:span text:style-name="T76">CATALOG</text:span>_INVALID_PROFESSION</text:p>
                </text:list-item>
                <text:list-item>
                  <text:p text:style-name="P128">Если в I строке файла “<text:span text:style-name="T76">Catalog</text:span>” <text:span text:style-name="T76">периодичность аттестации</text:span> <text:span text:style-name="T76">меньше 1 или больше 3</text:span>, то выводится ошибка <text:span text:style-name="T77">CATALOG_INVALID_CERTIFICATION_PERIOD </text:span></text:p>
                </text:list-item>
                <text:list-item>
                  <text:p text:style-name="P129">Если в I строке файла “<text:span text:style-name="T76">Catalog</text:span>” <text:span text:style-name="T90">второй символ не является символом пробела, то выводится ошибка</text:span> <text:span text:style-name="T77">CATALOG_INVALID_STRUCTURE</text:span></text:p>
                </text:list-item>
                <text:list-item>
                  <text:p text:style-name="P130">Если в I строке файла “<text:span text:style-name="T76">Catalog</text:span>” <text:span text:style-name="T76">между периодичностью аттестации и профессией количество символов пробела больше 1</text:span>, то выводится ошибка <text:span text:style-name="T77">CATALOG_INVALID_NUMBER_OF_SPACE</text:span></text:p>
                </text:list-item>
                <text:list-item>
                  <text:p text:style-name="P130"><text:soft-page-break/>Если в I строке файла “<text:span text:style-name="T76">Catalog</text:span>” <text:span text:style-name="T91">встретилась профессия, которая уже ранее встречалась, при этом с другим периодом аттестации, то выводится ошибка CATALOG_EQUAL_PROFESSION</text:span></text:p>
                </text:list-item>
                <text:list-item>
                  <text:p text:style-name="P131">Если в I строке файла “<text:span text:style-name="T78">Catalog</text:span>” <text:span text:style-name="T73">количество полей меньше 2, </text:span>то выводится ошибка <text:span text:style-name="T93">CATALOG_NOT_ENOUGH_ATTRIBUTES </text:span></text:p>
                </text:list-item>
                <text:list-item>
                  <text:p text:style-name="P131">Если в файл<text:span text:style-name="T73">е</text:span> “<text:span text:style-name="T78">Catalog</text:span>” <text:span text:style-name="T73">имеется более 100 правильных строк, </text:span>то выводится <text:span text:style-name="T73">предупреждение CATALOG_WARNING_HUNDRED_CORRECT_LINES</text:span></text:p>
                </text:list-item>
                <text:list-item>
                  <text:p text:style-name="P139">SPACE FOR FUTURE MISTAKES</text:p>
                </text:list-item>
                <text:list-item>
                  <text:p text:style-name="P132">Если после работы КП файл “Output” оказался пуст, то на экран выводится сообщение “All staff passed the certification”</text:p>
                </text:list-item>
                <text:list-item>
                  <text:p text:style-name="P133">Если в файле “Staff” не оказалось корректных данных, то на экран выводится сообщение “<text:span text:style-name="T80">File “Staff” has no correct </text:span>information”</text:p>
                </text:list-item>
                <text:list-item>
                  <text:p text:style-name="P133">Если в файле “Catalog” не оказалось корректных данных, то на экран выводится сообщение “<text:span text:style-name="T80">File “</text:span>Catalog<text:span text:style-name="T80">” has no correct </text:span>information”</text:p>
                </text:list-item>
                <text:list-item>
                  <text:p text:style-name="P134">Если файл “Staff” оказался пуст, то выводится сообщение “File “Staff” is empty”</text:p>
                </text:list-item>
                <text:list-item>
                  <text:p text:style-name="P134">Если файл “Catalog” оказался пуст, то выводится сообщение “File “Catalog” is empty”</text:p>
                  <text:p text:style-name="P92">}</text:p>
                </text:list-item>
              </text:list>
            </text:list-item>
          </text:list>
        </text:list-item>
      </text:list>
      <text:list xml:id="list4407002500577" text:continue-list="list3703445940" text:style-name="L6">
        <text:list-header>
          <text:p text:style-name="P118">Метод решения</text:p>
          <text:list text:continue-numbering="true">
            <text:list-item>
              <text:p text:style-name="P137"><text:span text:style-name="T25">КП запрашивает у пользователя год, месяц и день </text:span><text:span text:style-name="T26">с клавиатуры</text:span><text:span text:style-name="T25">.</text:span></text:p>
            </text:list-item>
            <text:list-item>
              <text:p text:style-name="P93">Если данные, <text:span text:style-name="T37">введенные с клавиатуры верны, то КП проверяет файлы “Staff” и “Catalog” на корректность, иначе КП выводит соответствующие сообщения об ошибках и просит ввести данные заново.</text:span></text:p>
            </text:list-item>
            <text:list-item>
              <text:p text:style-name="P94">КП проверяет файл “Catalog” на корректность:</text:p>
              <text:list>
                <text:list-item>
                  <text:p text:style-name="P96">Если файл пуст, то КП выводит соответствующее сообщение и завершает работу.</text:p>
                </text:list-item>
                <text:list-item>
                  <text:p text:style-name="P95">Если найдены <text:span text:style-name="T79">одинаковые профессии, то КП выводит на экран соответствующее сообщение о ошибке и завершает работу.</text:span></text:p>
                </text:list-item>
                <text:list-item>
                  <text:p text:style-name="P97">Если каждая профессия в файле уникальна, но присутствуют другие ошибки, то КП выводит на экран соответствующие сообщения об ошибках и проверяет файл “Staff”.</text:p>
                </text:list-item>
                <text:list-item>
                  <text:p text:style-name="P98">Если все данные корректны, то КП проверяет файл “Staff”.</text:p>
                </text:list-item>
                <text:list-item>
                  <text:p text:style-name="P100">Если корректные файлы не найдены, то <text:span text:style-name="T63">КП выводит соответствующее сообщение об ошибке и завершает работу.</text:span></text:p>
                </text:list-item>
              </text:list>
            </text:list-item>
            <text:list-item>
              <text:p text:style-name="P103">КП проверяет <text:span text:style-name="T40">файл “Staff”</text:span> на корректность:</text:p>
              <text:list>
                <text:list-item>
                  <text:p text:style-name="P96">Если файл пуст, то КП выводит соответствующее сообщение и завершает работу</text:p>
                </text:list-item>
                <text:list-item>
                  <text:p text:style-name="P104">Если некорректные данные <text:span text:style-name="T41">не найдены, то КП начинает работу.</text:span></text:p>
                </text:list-item>
                <text:list-item>
                  <text:p text:style-name="P101">Если найдены как корректные, так и некорректные данные, то КП выводит соответствующие сообщения об ошибках и <text:span text:style-name="T63">начинает работу.</text:span></text:p>
                </text:list-item>
                <text:list-item>
                  <text:p text:style-name="P99"><text:soft-page-break/>Если все данные корректны, то КП <text:span text:style-name="T85">начинает работу</text:span>.</text:p>
                </text:list-item>
                <text:list-item>
                  <text:p text:style-name="P101">Если корректные файлы не найдены, то <text:span text:style-name="T63">КП выводит соответствующее сообщение об ошибке и завершает работу.</text:span></text:p>
                </text:list-item>
              </text:list>
            </text:list-item>
            <text:list-item>
              <text:p text:style-name="P105">Из файла “Catalog” КП <text:span text:style-name="T87">считывает</text:span> <text:span text:style-name="T86">информацию о связи профессии и периодичности аттестации.</text:span></text:p>
            </text:list-item>
            <text:list-item>
              <text:p text:style-name="P106">КП определяет, какие сотрудники прошли аттестацию, сортирует их по атрибуту “Профессия” и выводит каждого с<text:span text:style-name="T88">от</text:span>рудника в файл “Output”.</text:p>
              <text:list>
                <text:list-header>
                  <text:p text:style-name="P102"/>
                </text:list-header>
              </text:list>
            </text:list-item>
          </text:list>
        </text:list-header>
      </text:list>
      <text:p text:style-name="P26"><text:tab/></text:p>
      <text:list xml:id="list4405803234662" text:continue-numbering="true" text:style-name="L6">
        <text:list-item>
          <text:list>
            <text:list-item>
              <text:list>
                <text:list-header>
                  <text:p text:style-name="P103"/>
                </text:list-header>
              </text:list>
            </text:list-item>
          </text:list>
        </text:list-item>
        <text:list-item>
          <text:p text:style-name="P118">Спецификация входных данных </text:p>
        </text:list-item>
      </text:list>
      <text:list xml:id="list3526734234" text:style-name="L8">
        <text:list-item>
          <text:list>
            <text:list-item>
              <text:p text:style-name="P107">Файл “Staff” представлен в виде:</text:p>
            </text:list-item>
          </text:list>
        </text:list-item>
      </text:list>
      <text:p text:style-name="P27">“Фамилия и инициалы”*”<text:span text:style-name="T42">Пол</text:span>”*”<text:span text:style-name="T42">Профессия</text:span>”*”<text:span text:style-name="T42">Дата рождения</text:span>”*”<text:span text:style-name="T42">Дата аттестации</text:span>”, <text:span text:style-name="T42">где * - ненулевое количество пробелов. Например:</text:span></text:p>
      <text:p text:style-name="P27"/>
      <text:p text:style-name="P31"><text:tab/><text:span text:style-name="T43">Arky.G.G F <text:s text:c="2"/>Worker <text:s/>12/10/1978 <text:s text:c="2"/>02/03/2016</text:span></text:p>
      <text:p text:style-name="P33"><text:tab/>Smith.J.L <text:s text:c="2"/>M <text:s text:c="3"/>Doctor <text:s text:c="4"/>29/08/1968 <text:s text:c="3"/>11/12/2015</text:p>
      <text:p text:style-name="P27"/>
      <text:p text:style-name="P27"><text:tab/><text:span text:style-name="T44">“Фамилия и инициалы” – </text:span><text:span text:style-name="T46">с</text:span><text:span text:style-name="T45">трока, имеющая следующий вид:</text:span></text:p>
      <text:p text:style-name="P43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73"><text:span text:style-name="T49">Например</text:span><text:span text:style-name="T48">: “</text:span>Smith<text:span text:style-name="T48">.</text:span>J<text:span text:style-name="T48">.</text:span>G<text:span text:style-name="T48">”, “</text:span>Alse<text:span text:style-name="T48">.</text:span>W<text:span text:style-name="T48">.</text:span>B<text:span text:style-name="T48">”</text:span></text:p>
      <text:p text:style-name="P45"/>
      <text:p text:style-name="P45"><text:tab/><text:span text:style-name="T50">“Пол” - один из символов {M, F}, где M обозначает мужской пол, F – женский пол.</text:span></text:p>
      <text:p text:style-name="P45"/>
      <text:p text:style-name="P45"><text:tab/><text:span text:style-name="T50">“Профессия” - строка, имеющая следующий вид:</text:span></text:p>
      <text:p text:style-name="P47"><text:tab/>#* , где # - заглавная буква <text:span text:style-name="T51">латинского </text:span>алфавита, * - строка произвольной <text:span text:style-name="T52">(возможно нулевой)</text:span> длины, состоящая из строчных букв <text:span text:style-name="T51">латинского </text:span>алфавита.</text:p>
      <text:p text:style-name="P39"><text:span text:style-name="T58">Например</text:span>: “Doctor”, “Worker”</text:p>
      <text:p text:style-name="P47"/>
      <text:p text:style-name="P54"><text:span text:style-name="T53"><text:tab/></text:span><text:span text:style-name="T54">“Дата рождения” - </text:span><text:span text:style-name="T55">объект понятия “</text:span><text:span text:style-name="T56">Дата</text:span><text:span text:style-name="T55">”</text:span><text:span text:style-name="T56">, в которой </text:span></text:p>
      <text:p text:style-name="P41">1950 &lt;= Y &lt;= 2000</text:p>
      <text:p text:style-name="P75"><text:span text:style-name="T68">Например</text:span> “01/12/1999”, “12/12/200<text:span text:style-name="T57">0</text:span>”</text:p>
      <text:p text:style-name="P78"/>
      <text:p text:style-name="P50"><text:tab/>“Дата аттестации” - объект понятия “Дата”, в которой </text:p>
      <text:p text:style-name="P52">2000 &lt;= Y &lt;= 2017.</text:p>
      <text:p text:style-name="P75"><text:span text:style-name="T68">Например</text:span>: <text:span text:style-name="T54">“13/10/2010”, </text:span><text:s/>“12/12/2005”</text:p>
      <text:p text:style-name="P35"/>
      <text:list xml:id="list4406108107782" text:continue-numbering="true" text:style-name="L8">
        <text:list-item>
          <text:list>
            <text:list-item>
              <text:p text:style-name="P108">Файл “Catalog” представлен в виде:</text:p>
            </text:list-item>
          </text:list>
        </text:list-item>
      </text:list>
      <text:p text:style-name="P32">“Периодичность аттестации”*”Профессия”, где * - ровно один символ пробела. Например:</text:p>
      <text:p text:style-name="P32"><text:soft-page-break/></text:p>
      <text:p text:style-name="P32"><text:tab/>1 Doctor</text:p>
      <text:p text:style-name="P32"><text:tab/>2 Worker</text:p>
      <text:p text:style-name="P32"><text:tab/>3 Driver</text:p>
      <text:p text:style-name="P28"><text:tab/></text:p>
      <text:p text:style-name="P28"><text:tab/>“<text:span text:style-name="T82">Периодичность аттестации</text:span>” - <text:span text:style-name="T82">натуральное число в диапазоне [1..3]</text:span></text:p>
      <text:p text:style-name="P28"/>
      <text:p text:style-name="P28"><text:tab/><text:span text:style-name="T47">“Профессия” - строка, имеющая следующий вид:</text:span></text:p>
      <text:p text:style-name="P48"><text:tab/>#* , где # - заглавная буква <text:span text:style-name="T51">латинского </text:span>алфавита, * - строка произвольной <text:span text:style-name="T52">(возможно нулевой)</text:span> длины, состоящая из строчных букв <text:span text:style-name="T51">латинского </text:span>алфавита.</text:p>
      <text:p text:style-name="P38"><text:span text:style-name="T58">Например</text:span>: “Doctor”, “Worker”</text:p>
      <text:p text:style-name="P38"/>
      <text:list xml:id="list4406621498100" text:continue-numbering="true" text:style-name="L8">
        <text:list-item>
          <text:list>
            <text:list-item>
              <text:p text:style-name="P109">Год Y, введенный пользователем – натуральное число в диапазоне [2016..2017]</text:p>
            </text:list-item>
            <text:list-item>
              <text:p text:style-name="P109">Месяц M, введенный пользователем – натуральное число в диапазоне [1..12]</text:p>
            </text:list-item>
            <text:list-item>
              <text:p text:style-name="P109">День D, введенный пользователем – натуральное число в диапазоне [1..31]</text:p>
            </text:list-item>
          </text:list>
        </text:list-item>
      </text:list>
      <text:p text:style-name="P37"/>
      <text:p text:style-name="P36"><text:tab/></text:p>
      <text:list xml:id="list4405828933634" text:continue-list="list4405803234662" text:style-name="L6">
        <text:list-item>
          <text:p text:style-name="P119">Спецификация выходных данных – </text:p>
          <text:list>
            <text:list-item>
              <text:p text:style-name="P110">Сообщения и ошибки КП.</text:p>
            </text:list-item>
            <text:list-item>
              <text:p text:style-name="P138"><text:span text:style-name="T27">Файл “</text:span><text:span text:style-name="T28">Output</text:span><text:span text:style-name="T27">” </text:span><text:span text:style-name="T29">представлен в виде:</text:span></text:p>
            </text:list-item>
          </text:list>
        </text:list-item>
      </text:list>
      <text:p text:style-name="P29">“Фамилия и инициалы”*”<text:span text:style-name="T42">Пол</text:span>”*”<text:span text:style-name="T42">Профессия</text:span>”*”<text:span text:style-name="T42">Дата рождения</text:span>”*”<text:span text:style-name="T42">Дата аттестации</text:span>”, <text:span text:style-name="T42">где * - ровно один символ пробела, а строки файла сортированы по полю “Профессия”, согласно закону ПО. Например:</text:span></text:p>
      <text:p text:style-name="P29"/>
      <text:p text:style-name="P34"><text:tab/>Smith.J.L M Doctor 29/08/1968 11/12/2015</text:p>
      <text:p text:style-name="P34"><text:tab/>Arky.G.G F Worker 12/10/1978 02/03/2016</text:p>
      <text:p text:style-name="P29"/>
      <text:p text:style-name="P30"><text:span text:style-name="T44"><text:tab/>“Фамилия и инициалы” – </text:span><text:span text:style-name="T46">с</text:span><text:span text:style-name="T45">трока, имеющая следующий вид:</text:span></text:p>
      <text:p text:style-name="P44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74"><text:span text:style-name="T49">Например</text:span><text:span text:style-name="T48">: “</text:span>Smith<text:span text:style-name="T48">.</text:span>J<text:span text:style-name="T48">.</text:span>G<text:span text:style-name="T48">”, “</text:span>Alse<text:span text:style-name="T48">.</text:span>W<text:span text:style-name="T48">.</text:span>B<text:span text:style-name="T48">”</text:span></text:p>
      <text:p text:style-name="P46"/>
      <text:p text:style-name="P46"><text:tab/><text:span text:style-name="T50">“Пол” - один из символов {M, F}, где M обозначает мужской пол, F – женский пол.</text:span></text:p>
      <text:p text:style-name="P46"/>
      <text:p text:style-name="P46"><text:tab/><text:span text:style-name="T50">“Профессия” - строка, имеющая следующий вид:</text:span></text:p>
      <text:p text:style-name="P49"><text:tab/>#* , где # - заглавная буква <text:span text:style-name="T51">латинского </text:span>алфавита, * - строка произвольной <text:span text:style-name="T52">(возможно нулевой)</text:span> длины, состоящая из строчных букв <text:span text:style-name="T51">латинского </text:span>алфавита.</text:p>
      <text:p text:style-name="P40"><text:span text:style-name="T58">Например</text:span>: “Doctor”, “Worker”</text:p>
      <text:p text:style-name="P49"><text:soft-page-break/></text:p>
      <text:p text:style-name="P55"><text:span text:style-name="T53"><text:tab/></text:span><text:span text:style-name="T54">“Дата рождения” - </text:span><text:span text:style-name="T55">объект понятия “</text:span><text:span text:style-name="T56">Дата</text:span><text:span text:style-name="T55">”</text:span><text:span text:style-name="T56">, в которой </text:span></text:p>
      <text:p text:style-name="P42">1950 &lt;= Y &lt;= 2000</text:p>
      <text:p text:style-name="P76"><text:span text:style-name="T68">Например</text:span> “01/12/1999”, “12/12/200<text:span text:style-name="T57">0</text:span>”</text:p>
      <text:p text:style-name="P79"/>
      <text:p text:style-name="P51"><text:tab/>“Дата аттестации” - объект понятия “Дата”, в которой </text:p>
      <text:p text:style-name="P53">2000 &lt;= Y &lt;= 2017.</text:p>
      <text:p text:style-name="P77"><text:span text:style-name="T68">Например</text:span>: <text:span text:style-name="T84">“13/10/2010”, </text:span><text:s/>“12/12/2005”</text:p>
      <text:p text:style-name="P29"/>
      <text:list xml:id="list4405444055521" text:continue-numbering="true" text:style-name="L6">
        <text:list-item>
          <text:p text:style-name="P120">Граф сценария – TODO </text:p>
        </text:list-item>
      </text:list>
      <text:p text:style-name="P2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6pt" style:font-name-asian="OpenSymbol" style:font-family-asian="OpenSymbol" style:font-charset-asian="x-symbol" style:font-size-asian="5.25pt" style:font-name-complex="OpenSymbol" style:font-family-complex="OpenSymbol" style:font-charset-complex="x-symbol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3" meta:image-count="0" meta:object-count="0" meta:page-count="9" meta:paragraph-count="212" meta:word-count="1940" meta:character-count="13528" meta:non-whitespace-character-count="11767"/>
  </office:meta>
</office:document-meta>
</file>